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weight="normal" officeooo:rsid="002b5f0c" officeooo:paragraph-rsid="002b5f0c" style:font-weight-asian="normal" style:font-weight-complex="normal"/>
    </style:style>
    <style:style style:name="P2" style:family="paragraph" style:parent-style-name="Standard">
      <style:text-properties style:font-name="Liberation Sans" fo:font-weight="normal" officeooo:rsid="0016f69b" officeooo:paragraph-rsid="00260d23" style:font-weight-asian="normal" style:font-weight-complex="normal"/>
    </style:style>
    <style:style style:name="P3" style:family="paragraph" style:parent-style-name="Standard">
      <style:text-properties style:font-name="Liberation Sans" officeooo:rsid="0016f69b" officeooo:paragraph-rsid="00260d23"/>
    </style:style>
    <style:style style:name="P4" style:family="paragraph" style:parent-style-name="Standard">
      <style:text-properties style:font-name="Liberation Sans" officeooo:rsid="0015ce1b" officeooo:paragraph-rsid="00260d23"/>
    </style:style>
    <style:style style:name="P5" style:family="paragraph" style:parent-style-name="Standard">
      <style:text-properties officeooo:paragraph-rsid="001f7b14"/>
    </style:style>
    <style:style style:name="P6" style:family="paragraph" style:parent-style-name="Standard">
      <style:text-properties style:font-name="DejaVu Sans" fo:font-weight="bold" officeooo:rsid="0033d28f" officeooo:paragraph-rsid="00260d23" style:font-weight-asian="bold" style:font-weight-complex="bold"/>
    </style:style>
    <style:style style:name="P7" style:family="paragraph" style:parent-style-name="Standard">
      <style:text-properties style:font-name="Liberation Sans" fo:font-weight="normal" officeooo:rsid="00138089" officeooo:paragraph-rsid="003fddea" style:font-weight-asian="normal" style:font-weight-complex="normal"/>
    </style:style>
    <style:style style:name="P8" style:family="paragraph" style:parent-style-name="Standard" style:list-style-name="L2">
      <style:text-properties style:font-name="Liberation Sans" fo:font-weight="normal" officeooo:rsid="003fddea" officeooo:paragraph-rsid="003fddea" style:font-weight-asian="normal" style:font-weight-complex="normal"/>
    </style:style>
    <style:style style:name="P9" style:family="paragraph" style:parent-style-name="Standard" style:list-style-name="L4">
      <style:text-properties style:font-name="Liberation Sans" fo:font-weight="normal" officeooo:rsid="003fddea" officeooo:paragraph-rsid="003fddea" style:font-weight-asian="normal" style:font-weight-complex="normal"/>
    </style:style>
    <style:style style:name="P10" style:family="paragraph" style:parent-style-name="Standard" style:list-style-name="L3">
      <style:text-properties style:font-name="Liberation Sans" fo:font-weight="bold" officeooo:rsid="003fddea" officeooo:paragraph-rsid="003fddea" style:font-weight-asian="bold" style:font-weight-complex="bold"/>
    </style:style>
    <style:style style:name="P11" style:family="paragraph" style:parent-style-name="Standard" style:list-style-name="L4">
      <style:text-properties style:font-name="Liberation Sans" fo:font-weight="bold" officeooo:rsid="003fddea" officeooo:paragraph-rsid="003fddea" style:font-weight-asian="bold" style:font-weight-complex="bold"/>
    </style:style>
    <style:style style:name="P12" style:family="paragraph" style:parent-style-name="Standard" style:list-style-name="L5">
      <style:text-properties style:font-name="Liberation Sans" fo:font-weight="bold" officeooo:rsid="003fddea" officeooo:paragraph-rsid="003fddea" style:font-weight-asian="bold" style:font-weight-complex="bold"/>
    </style:style>
    <style:style style:name="P13" style:family="paragraph" style:parent-style-name="Standard" style:list-style-name="L2">
      <style:text-properties officeooo:paragraph-rsid="003fddea"/>
    </style:style>
    <style:style style:name="P14" style:family="paragraph" style:parent-style-name="Standard">
      <style:text-properties officeooo:paragraph-rsid="001f7b14"/>
    </style:style>
    <style:style style:name="P15" style:family="paragraph" style:parent-style-name="Standard">
      <style:text-properties officeooo:rsid="003fddea" officeooo:paragraph-rsid="003fddea"/>
    </style:style>
    <style:style style:name="P16" style:family="paragraph" style:parent-style-name="Standard">
      <style:text-properties officeooo:paragraph-rsid="002b5f0c"/>
    </style:style>
    <style:style style:name="P17" style:family="paragraph" style:parent-style-name="Standard">
      <style:text-properties officeooo:paragraph-rsid="003fddea"/>
    </style:style>
    <style:style style:name="P18" style:family="paragraph" style:parent-style-name="Standard" style:list-style-name="L5">
      <style:text-properties officeooo:paragraph-rsid="004127f9"/>
    </style:style>
    <style:style style:name="P19" style:family="paragraph" style:parent-style-name="Standard" style:list-style-name="L5">
      <style:text-properties officeooo:rsid="004127f9" officeooo:paragraph-rsid="004127f9"/>
    </style:style>
    <style:style style:name="P20" style:family="paragraph" style:parent-style-name="Standard">
      <style:text-properties style:font-name="DejaVu Sans" fo:font-weight="bold" officeooo:rsid="0044b3d7" officeooo:paragraph-rsid="0044b3d7" style:font-weight-asian="bold" style:font-weight-complex="bold"/>
    </style:style>
    <style:style style:name="P21" style:family="paragraph" style:parent-style-name="Standard">
      <style:text-properties style:font-name="DejaVu Sans" fo:font-weight="bold" officeooo:rsid="0044b3d7" officeooo:paragraph-rsid="0045e68f" style:font-weight-asian="bold" style:font-weight-complex="bold"/>
    </style:style>
    <style:style style:name="P22" style:family="paragraph" style:parent-style-name="Standard">
      <style:text-properties style:font-name="DejaVu Sans" fo:font-weight="bold" officeooo:rsid="0045e68f" officeooo:paragraph-rsid="0045e68f" style:font-weight-asian="bold" style:font-weight-complex="bold"/>
    </style:style>
    <style:style style:name="T1" style:family="text">
      <style:text-properties style:font-name="Liberation Sans" officeooo:rsid="0011c8a9"/>
    </style:style>
    <style:style style:name="T2" style:family="text">
      <style:text-properties style:font-name="Liberation Sans" fo:font-weight="bold" style:font-weight-asian="bold" style:font-weight-complex="bold"/>
    </style:style>
    <style:style style:name="T3" style:family="text">
      <style:text-properties style:font-name="Liberation Sans" fo:font-weight="bold" officeooo:rsid="00186ced" style:font-weight-asian="bold" style:font-weight-complex="bold"/>
    </style:style>
    <style:style style:name="T4" style:family="text">
      <style:text-properties style:font-name="Liberation Sans" fo:font-weight="bold" officeooo:rsid="003fddea" style:font-weight-asian="bold" style:font-weight-complex="bold"/>
    </style:style>
    <style:style style:name="T5" style:family="text">
      <style:text-properties style:font-name="Liberation Sans" fo:font-weight="bold" officeooo:rsid="004127f9" style:font-weight-asian="bold" style:font-weight-complex="bold"/>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186ced" style:font-weight-asian="normal" style:font-weight-complex="normal"/>
    </style:style>
    <style:style style:name="T8" style:family="text">
      <style:text-properties style:font-name="Liberation Sans" fo:font-weight="normal" officeooo:rsid="00361451" style:font-weight-asian="normal" style:font-weight-complex="normal"/>
    </style:style>
    <style:style style:name="T9" style:family="text">
      <style:text-properties style:font-name="Liberation Sans" fo:font-weight="normal" officeooo:rsid="0015161a" style:font-weight-asian="normal" style:font-weight-complex="normal"/>
    </style:style>
    <style:style style:name="T10" style:family="text">
      <style:text-properties style:font-name="Liberation Sans" fo:font-weight="normal" officeooo:rsid="002b5f0c" style:font-weight-asian="normal" style:font-weight-complex="normal"/>
    </style:style>
    <style:style style:name="T11" style:family="text">
      <style:text-properties style:font-name="Liberation Sans" fo:font-weight="normal" officeooo:rsid="003fddea" style:font-weight-asian="normal" style:font-weight-complex="normal"/>
    </style:style>
    <style:style style:name="T12" style:family="text">
      <style:text-properties style:font-name="Liberation Sans" fo:font-weight="normal" officeooo:rsid="004127f9" style:font-weight-asian="normal" style:font-weight-complex="normal"/>
    </style:style>
    <style:style style:name="T13" style:family="text">
      <style:text-properties style:font-name="Liberation Sans" fo:font-weight="normal" officeooo:rsid="0042bb14" style:font-weight-asian="normal" style:font-weight-complex="normal"/>
    </style:style>
    <style:style style:name="T14" style:family="text">
      <style:text-properties style:font-name="Liberation Sans" fo:font-weight="normal" officeooo:rsid="00444770" style:font-weight-asian="normal" style:font-weight-complex="normal"/>
    </style:style>
    <style:style style:name="T15" style:family="text">
      <style:text-properties style:font-name="Liberation Sans" officeooo:rsid="003fddea"/>
    </style:style>
    <style:style style:name="T16" style:family="text">
      <style:text-properties fo:font-weight="bold" style:font-weight-asian="bold" style:font-weight-complex="bold"/>
    </style:style>
    <style:style style:name="T17" style:family="text">
      <style:text-properties fo:font-weight="bold" officeooo:rsid="0015ea53" style:font-weight-asian="bold" style:font-weight-complex="bold"/>
    </style:style>
    <style:style style:name="T18" style:family="text">
      <style:text-properties fo:font-weight="bold" officeooo:rsid="003fddea" style:font-weight-asian="bold" style:font-weight-complex="bold"/>
    </style:style>
    <style:style style:name="T19" style:family="text">
      <style:text-properties officeooo:rsid="003fddea"/>
    </style:style>
    <style:style style:name="T20" style:family="text">
      <style:text-properties officeooo:rsid="001936ed"/>
    </style:style>
    <style:style style:name="T21" style:family="text">
      <style:text-properties officeooo:rsid="0015ea53"/>
    </style:style>
    <style:style style:name="T22" style:family="text">
      <style:text-properties officeooo:rsid="001801f3"/>
    </style:style>
    <style:style style:name="T23" style:family="text">
      <style:text-properties fo:font-weight="normal" style:font-weight-asian="normal" style:font-weight-complex="normal"/>
    </style:style>
    <style:style style:name="T24" style:family="text">
      <style:text-properties fo:font-weight="normal" officeooo:rsid="004127f9" style:font-weight-asian="normal" style:font-weight-complex="normal"/>
    </style:style>
    <style:style style:name="T25" style:family="text">
      <style:text-properties officeooo:rsid="004127f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he purpose of Lab </text:span><text:span text:style-name="T15">7 is to learn how to use structs to create custom datatypes in C++.</text:span></text:p>
      <text:p text:style-name="P5"><text:span text:style-name="T15"/></text:p>
      <text:p text:style-name="P17"><text:span text:style-name="T8">A</text:span><text:span text:style-name="T11">dding the menu function to our software suite for TinyTown University has made the product so usable that it has attracted new users. The Human Resources department of the university would like to use our software to create and maintain the faculty roster. The university has hired an outside developer to alter the menu but they need you to add a new data structure called </text:span><text:span text:style-name="T4">facultyMember </text:span><text:span text:style-name="T11">and several new functions </text:span></text:p>
      <text:p text:style-name="P15"><text:span text:style-name="T6"/></text:p>
      <text:p text:style-name="P15"><text:span text:style-name="T9">T</text:span><text:span text:style-name="T7">o get started download your_lastName_lab</text:span><text:span text:style-name="T6">7</text:span><text:span text:style-name="T7">.cpp </text:span><text:span text:style-name="T6">and the roster.txt file. Make sure they are saved in the same directory. O</text:span><text:span text:style-name="T7">pen </text:span><text:span text:style-name="T6">the cpp file</text:span><text:span text:style-name="T7"> with </text:span><text:span text:style-name="T6">y</text:span><text:span text:style-name="T7">our IDE. Use </text:span><text:span text:style-name="T3">File→Save As </text:span><text:span text:style-name="T7">to replace "your_lastName" with your actual last name.</text:span></text:p>
      <text:p text:style-name="P1"/>
      <text:p text:style-name="P16"><text:span text:style-name="T11">C</text:span><text:span text:style-name="T10">omplete these steps </text:span><text:span text:style-name="T11">to extend our software</text:span><text:span text:style-name="T10">:</text:span></text:p>
      <text:list xml:id="list1212916938" text:style-name="L2">
        <text:list-item>
          <text:p text:style-name="P8">Create a new <text:span text:style-name="T16">struct</text:span> at global scope in your program. It should have these members:</text:p>
        </text:list-item>
      </text:list>
      <text:list xml:id="list1321860501" text:style-name="L4">
        <text:list-item>
          <text:list>
            <text:list-item>
              <text:p text:style-name="P9"><text:span text:style-name="T16">firstName</text:span>: a string to store the faculty member’s first name</text:p>
            </text:list-item>
            <text:list-item>
              <text:p text:style-name="P11">lastName<text:span text:style-name="T23">: a string to store the faculty member’s last name</text:span></text:p>
            </text:list-item>
            <text:list-item>
              <text:p text:style-name="P11">title<text:span text:style-name="T23">: a string to store the faculty member’s title</text:span></text:p>
            </text:list-item>
            <text:list-item>
              <text:p text:style-name="P11">department<text:span text:style-name="T23">:</text:span> <text:span text:style-name="T23">a string to store the department that the faculty member works for</text:span></text:p>
            </text:list-item>
          </text:list>
        </text:list-item>
      </text:list>
      <text:list xml:id="list161661043509837" text:continue-list="list1212916938" text:style-name="L2">
        <text:list-item>
          <text:p text:style-name="P13"><text:span text:style-name="T11">Fill in the definitions for these functions. </text:span><text:span text:style-name="T4">Do not make any changes to the main function</text:span><text:span text:style-name="T11">. You can check the function comments for more information.</text:span></text:p>
        </text:list-item>
      </text:list>
      <text:list xml:id="list1543718504" text:style-name="L5">
        <text:list-item>
          <text:list>
            <text:list-item>
              <text:p text:style-name="P12">addFacultyMember: <text:span text:style-name="T23">this function should take an array of facultyMember structs and an index as parameters. The function should take input from the user </text:span><text:span text:style-name="T24">to fill in the members of the facultyMember struct stored at the proved index. The function should return the </text:span><text:span text:style-name="T25">next valid index</text:span><text:span text:style-name="T24"> in the array.</text:span></text:p>
            </text:list-item>
            <text:list-item>
              <text:p text:style-name="P18"><text:span text:style-name="T5">printRoster: </text:span><text:span text:style-name="T12">this function should accept an array of facultyMember structs and an integer number of entries in the roster. The function should print the roster on the console using this format:</text:span></text:p>
              <text:list>
                <text:list-item>
                  <text:p text:style-name="P19"><text:span text:style-name="T6">Name: Mr. John Doe</text:span></text:p>
                </text:list-item>
                <text:list-item>
                  <text:p text:style-name="P19"><text:span text:style-name="T6">Department: Computer Science</text:span></text:p>
                </text:list-item>
              </text:list>
            </text:list-item>
            <text:list-item>
              <text:p text:style-name="P19"><text:span text:style-name="T2">saveRoster</text:span><text:span text:style-name="T6">: this function should accept an array of facultyMember structs and an interger number of entries in the roster. The function should open a filestream to write to the file "roster.txt" </text:span><text:span text:style-name="T13">and close the filestream before returning</text:span><text:span text:style-name="T6">. The function should write every entry in the array to file with every entry on a separate line and each member separated by </text:span><text:span text:style-name="T14">whitespace</text:span><text:span text:style-name="T6">, like this:</text:span></text:p>
              <text:list>
                <text:list-item>
                  <text:p text:style-name="P19"><text:span text:style-name="T6">firstName lastName title department</text:span></text:p>
                </text:list-item>
                <text:list-item>
                  <text:p text:style-name="P19"><text:span text:style-name="T6">firstName lastName title department</text:span></text:p>
                </text:list-item>
              </text:list>
            </text:list-item>
          </text:list>
        </text:list-item>
      </text:list>
      <text:list xml:id="list299458563" text:style-name="L3">
        <text:list-header>
          <text:p text:style-name="P10"><text:s/></text:p>
        </text:list-header>
      </text:list>
      <text:p text:style-name="P2"/>
      <text:p text:style-name="P2">Sample Output:</text:p>
      <text:p text:style-name="P20">i- generate ID</text:p>
      <text:p text:style-name="P20">a- determine if a student is Accepted</text:p>
      <text:p text:style-name="P22">c- enter a Course in the catalog</text:p>
      <text:p text:style-name="P22">g- print the max, min, and avg Grade of an assignment</text:p>
      <text:p text:style-name="P22">r- print the faculty Roster</text:p>
      <text:p text:style-name="P22">n- add a New faculty member to the roster</text:p>
      <text:p text:style-name="P22">q- Quit the program</text:p>
      <text:p text:style-name="P22">Please select one option from the menu: r</text:p>
      <text:p text:style-name="P22"/>
      <text:p text:style-name="P22"><text:soft-page-break/>Name: Dr. George Strait</text:p>
      <text:p text:style-name="P22">Department: Music</text:p>
      <text:p text:style-name="P22"/>
      <text:p text:style-name="P21">i- generate ID</text:p>
      <text:p text:style-name="P21">a- determine if a student is Accepted</text:p>
      <text:p text:style-name="P22">c- enter a Course in the catalog</text:p>
      <text:p text:style-name="P22">g- print the max, min, and avg Grade of an assignment</text:p>
      <text:p text:style-name="P22">r- print the faculty Roster</text:p>
      <text:p text:style-name="P22">n- add a New faculty member to the roster</text:p>
      <text:p text:style-name="P22">q- Quit the program</text:p>
      <text:p text:style-name="P22">Please select one option from the menu: q</text:p>
      <text:p text:style-name="P22">Thank you for using this program</text:p>
      <text:p text:style-name="P6"/>
      <text:p text:style-name="P4"/>
      <text:p text:style-name="P3">You can check the Rubric to make sure that your program is correct.</text:p>
      <text:p text:style-name="P3"/>
      <text:p text:style-name="P7"><text:span text:style-name="T20">Attach </text:span><text:span text:style-name="T17">yourLastName_lab</text:span><text:span text:style-name="T18">7</text:span><text:span text:style-name="T17">.cpp </text:span><text:span text:style-name="T21">(renamed to your actual name) as you</text:span><text:span text:style-name="T22">r</text:span><text:span text:style-name="T21"> submission for Lab </text:span><text:span text:style-name="T19">7</text:span><text:span text:style-name="T2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7T08:27:14.270035285</meta:creation-date>
    <meta:generator>LibreOffice/6.4.6.2$Linux_X86_64 LibreOffice_project/40$Build-2</meta:generator>
    <dc:date>2020-10-18T16:16:58.937154692</dc:date>
    <meta:editing-duration>PT18H27M28S</meta:editing-duration>
    <meta:editing-cycles>17</meta:editing-cycles>
    <meta:document-statistic meta:table-count="0" meta:image-count="0" meta:object-count="0" meta:page-count="2" meta:paragraph-count="40" meta:word-count="532" meta:character-count="3016" meta:non-whitespace-character-count="2535"/>
  </office:meta>
</office:document-meta>
</file>